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84ff" officeooo:paragraph-rsid="0015b3c8"/>
    </style:style>
    <style:style style:name="P2" style:family="paragraph" style:parent-style-name="Standard">
      <style:text-properties fo:font-weight="bold" officeooo:rsid="00179308" officeooo:paragraph-rsid="00179308" style:font-weight-asian="bold" style:font-weight-complex="bold"/>
    </style:style>
    <style:style style:name="P3" style:family="paragraph" style:parent-style-name="Standard">
      <style:text-properties fo:font-weight="normal" officeooo:rsid="00179308" officeooo:paragraph-rsid="00179308" style:font-weight-asian="normal" style:font-weight-complex="normal"/>
    </style:style>
    <style:style style:name="P4" style:family="paragraph" style:parent-style-name="Source_20_Code">
      <style:text-properties fo:font-weight="normal" officeooo:rsid="00179308" officeooo:paragraph-rsid="00179308" style:font-weight-asian="normal" style:font-weight-complex="normal"/>
    </style:style>
    <style:style style:name="T1" style:family="text">
      <style:text-properties officeooo:rsid="0015b3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 </text:p>
      <text:p text:style-name="P1">nasthan2 </text:p>
      <text:p text:style-name="P1">2/12/2016 </text:p>
      <text:p text:style-name="P1">Stat 480 Homework <text:span text:style-name="T1">3</text:span></text:p>
      <text:p text:style-name="P1"/>
      <text:p text:style-name="P2">Question 2</text:p>
      <text:p text:style-name="P3">I changed the dropAttach function to a new function called includeAttach which includes the words inside HTML and plaintext attachments. I also changed the code for processAllWords to use includeAttach instead of dropAttach. Code for includeAttach:</text:p>
      <text:p text:style-name="P4"><text:span text:style-name="NormalTok">includeAttach =</text:span><text:span text:style-name="StringTok"> </text:span><text:span text:style-name="NormalTok">function(body, boundary){</text:span><text:line-break/><text:span text:style-name="NormalTok"> <text:s/></text:span><text:line-break/><text:span text:style-name="NormalTok"> <text:s/>b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bStringLocs =</text:span><text:span text:style-name="StringTok"> </text:span><text:span text:style-name="KeywordTok">which</text:span><text:span text:style-name="NormalTok">(b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there are fewer than 2 beginning boundary strings, </text:span><text:line-break/><text:span text:style-name="NormalTok"> <text:s/></text:span><text:span text:style-name="CommentTok"># there is on attachment to drop</text:span><text:line-break/><text:span text:style-name="NormalTok"> <text:s/>if (</text:span><text:span text:style-name="KeywordTok">length</text:span><text:span text:style-name="NormalTok">(bStringLocs) &lt;=</text:span><text:span text:style-name="StringTok"> </text:span><text:span text:style-name="DecValTok">1</text:span><text:span text:style-name="NormalTok">) </text:span><text:span text:style-name="KeywordTok">return</text:span><text:span text:style-name="NormalTok">(body)</text:span><text:line-break/><text:span text:style-name="NormalTok"> <text:s/></text:span><text:line-break/><text:span text:style-name="NormalTok"> <text:s/></text:span><text:span text:style-name="CommentTok"># do ending string processing</text:span><text:line-break/><text:span text:style-name="NormalTok"> <text:s/>eString =</text:span><text:span text:style-name="StringTok"> </text:span><text:span text:style-name="KeywordTok">paste</text:span><text:span text:style-name="NormalTok">(</text:span><text:span text:style-name="StringTok">"--"</text:span><text:span text:style-name="NormalTok">, boundary, </text:span><text:span text:style-name="StringTok">"--"</text:span><text:span text:style-name="NormalTok">, </text:span><text:span text:style-name="DataTypeTok">sep =</text:span><text:span text:style-name="NormalTok"> </text:span><text:span text:style-name="StringTok">""</text:span><text:span text:style-name="NormalTok">)</text:span><text:line-break/><text:span text:style-name="NormalTok"> <text:s/>eStringLoc =</text:span><text:span text:style-name="StringTok"> </text:span><text:span text:style-name="KeywordTok">which</text:span><text:span text:style-name="NormalTok">(eString ==</text:span><text:span text:style-name="StringTok"> </text:span><text:span text:style-name="NormalTok">body)</text:span><text:line-break/><text:span text:style-name="NormalTok"> <text:s/></text:span><text:line-break/><text:span text:style-name="NormalTok"> <text:s/></text:span><text:span text:style-name="CommentTok"># if no ending boundary string, grab contents between the first </text:span><text:line-break/><text:span text:style-name="NormalTok"> <text:s/></text:span><text:span text:style-name="CommentTok"># two beginning boundary strings as the message body</text:span><text:line-break/><text:span text:style-name="NormalTok"> <text:s/>n =</text:span><text:span text:style-name="StringTok"> </text:span><text:span text:style-name="KeywordTok">length</text:span><text:span text:style-name="NormalTok">(body)</text:span><text:line-break/><text:span text:style-name="NormalTok"> <text:s/>if (</text:span><text:span text:style-name="KeywordTok">length</text:span><text:span text:style-name="NormalTok">(eStringLoc) ==</text:span><text:span text:style-name="StringTok"> </text:span><text:span text:style-name="DecValTok">0</text:span><text:span text:style-name="NormalTok">) </text:span><text:line-break/><text:span text:style-name="NormalTok"> <text:s text:c="3"/></text:span><text:span text:style-name="KeywordTok">return</text:span><text:span text:style-name="NormalTok">(body[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n <text:s/>)])</text:span><text:line-break/><text:span text:style-name="NormalTok"> <text:s/></text:span><text:line-break/><text:span text:style-name="NormalTok"> <text:s/></text:span><text:span text:style-name="CommentTok"># typical case of well-formed email with attachments</text:span><text:line-break/><text:span text:style-name="NormalTok"> <text:s/></text:span><text:span text:style-name="CommentTok"># grab contents between first two beginning boundary strings and </text:span><text:line-break/><text:span text:style-name="NormalTok"> <text:s/></text:span><text:span text:style-name="CommentTok"># add lines after ending boundary string</text:span><text:line-break/><text:span text:style-name="NormalTok"> <text:s/>if (eStringLoc &lt;</text:span><text:span text:style-name="StringTok"> </text:span><text:span text:style-name="NormalTok">n) </text:span><text:line-break/><text:span text:style-name="NormalTok"> <text:s text:c="3"/></text:span><text:span text:style-name="KeywordTok">return</text:span><text:span text:style-name="NormalTok">( body[ </text:span><text:span text:style-name="KeywordTok">c</text:span><text:span text:style-name="NormalTok">(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, (bStringLocs[</text:span><text:span text:style-name="DecValTok">2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eStringLoc -</text:span><text:span text:style-name="StringTok"> </text:span><text:span text:style-name="DecValTok">1</text:span><text:span text:style-name="NormalTok">),</text:span><text:line-break/><text:span text:style-name="NormalTok"> <text:s text:c="20"/>( (eStringLoc +</text:span><text:span text:style-name="StringTok"> </text:span><text:span text:style-name="DecValTok">1</text:span><text:span text:style-name="NormalTok">) :</text:span><text:span text:style-name="StringTok"> </text:span><text:span text:style-name="NormalTok">n )) ] )</text:span><text:line-break/><text:span text:style-name="NormalTok"> <text:s/></text:span><text:line-break/><text:span text:style-name="NormalTok"> <text:s/></text:span><text:span text:style-name="CommentTok"># fall through case</text:span><text:line-break/><text:span text:style-name="NormalTok"> <text:s/></text:span><text:span text:style-name="CommentTok"># note that the result is the same as the </text:span><text:line-break/><text:span text:style-name="NormalTok"> <text:s/></text:span><text:span text:style-name="CommentTok"># length(eStringLoc) == 0 case, so code could be simplified by </text:span><text:line-break/><text:span text:style-name="NormalTok"> <text:s/></text:span><text:span text:style-name="CommentTok"># dropping that case and modifying the eStringLoc &lt; n check to </text:span><text:line-break/><text:span text:style-name="NormalTok"> <text:s/></text:span><text:span text:style-name="CommentTok"># be 0 &lt; eStringLoc &lt; n</text:span><text:line-break/><text:span text:style-name="NormalTok"> <text:s/></text:span><text:span text:style-name="KeywordTok">return</text:span><text:span text:style-name="NormalTok">( body[ (bStringLocs[</text:span><text:span text:style-name="DecValTok">1</text:span><text:span text:style-name="NormalTok">] +</text:span><text:span text:style-name="StringTok"> </text:span><text:span text:style-name="DecValTok">1</text:span><text:span text:style-name="NormalTok">) :</text:span><text:span text:style-name="StringTok"> </text:span><text:span text:style-name="NormalTok">(bStringLocs[</text:span><text:span text:style-name="DecValTok">2</text:span><text:span text:style-name="NormalTok">] -</text:span><text:span text:style-name="StringTok"> </text:span><text:span text:style-name="DecValTok">1</text:span><text:span text:style-name="NormalTok">) ])</text:span><text:line-break/><text:span text:style-name="NormalTok">}</text:span></text:p>
      <text:p text:style-name="P3">The accuracy of the original classifier (using dropAttach) was .9396662 and the accuracy of the new model (using includeAttach) is .8735558, so we see a significant (about 6%) drop in accuracy when using includeAttach. </text:p>
      <text:p text:style-name="P2"/>
      <text:p text:style-name="P2"/>
      <text:p text:style-name="P2"/>
      <text:p text:style-name="P2"/>
      <text:p text:style-name="P2"/>
      <text:p text:style-name="P2"><text:soft-page-break/>Question 3</text:p>
      <text:p text:style-name="P3">I created a new function called myGetBoundary which functions the same way as getBoundary. I included my code for this function below:</text:p>
      <text:p text:style-name="P4"><text:span text:style-name="NormalTok">myGetBoundary =</text:span><text:span text:style-name="StringTok"> </text:span><text:span text:style-name="NormalTok">function(header){</text:span><text:line-break/><text:span text:style-name="NormalTok"> <text:s/>boundaryIdx =</text:span><text:span text:style-name="StringTok"> </text:span><text:span text:style-name="KeywordTok">grep</text:span><text:span text:style-name="NormalTok">(</text:span><text:span text:style-name="StringTok">"boundary="</text:span><text:span text:style-name="NormalTok">, header)</text:span><text:line-break/><text:span text:style-name="NormalTok"> <text:s/>line =</text:span><text:span text:style-name="StringTok"> </text:span><text:span text:style-name="NormalTok">header[boundaryIdx]</text:span><text:line-break/><text:span text:style-name="NormalTok"> <text:s/></text:span><text:line-break/><text:span text:style-name="NormalTok"> <text:s/></text:span><text:span text:style-name="CommentTok">#remove all whitespace and quotes</text:span><text:line-break/><text:span text:style-name="NormalTok"> <text:s/>line =</text:span><text:span text:style-name="StringTok"> </text:span><text:span text:style-name="KeywordTok">gsub</text:span><text:span text:style-name="NormalTok">(</text:span><text:span text:style-name="StringTok">'"'</text:span><text:span text:style-name="NormalTok">, </text:span><text:span text:style-name="StringTok">""</text:span><text:span text:style-name="NormalTok">, line)</text:span><text:line-break/><text:span text:style-name="NormalTok"> <text:s/>line =</text:span><text:span text:style-name="StringTok"> </text:span><text:span text:style-name="KeywordTok">gsub</text:span><text:span text:style-name="NormalTok">(</text:span><text:span text:style-name="StringTok">' '</text:span><text:span text:style-name="NormalTok">, </text:span><text:span text:style-name="StringTok">""</text:span><text:span text:style-name="NormalTok">, line)</text:span><text:line-break/><text:span text:style-name="NormalTok"> <text:s/></text:span><text:line-break/><text:span text:style-name="NormalTok"> <text:s/></text:span><text:span text:style-name="CommentTok">#split string to only include portion after "boundary="</text:span><text:line-break/><text:span text:style-name="NormalTok"> <text:s/>line =</text:span><text:span text:style-name="StringTok"> </text:span><text:span text:style-name="KeywordTok">strsplit</text:span><text:span text:style-name="NormalTok">(line, </text:span><text:span text:style-name="StringTok">"boundary="</text:span><text:span text:style-name="NormalTok">)</text:span><text:line-break/><text:span text:style-name="NormalTok"> <text:s/>line =</text:span><text:span text:style-name="StringTok"> </text:span><text:span text:style-name="KeywordTok">unlist</text:span><text:span text:style-name="NormalTok">(line)[</text:span><text:span text:style-name="DecValTok">2</text:span><text:span text:style-name="NormalTok">]</text:span><text:line-break/><text:span text:style-name="NormalTok"> <text:s/></text:span><text:line-break/><text:span text:style-name="NormalTok"> <text:s/></text:span><text:span text:style-name="CommentTok">#remove semicolon if it exists</text:span><text:line-break/><text:span text:style-name="NormalTok"> <text:s/>line =</text:span><text:span text:style-name="StringTok"> </text:span><text:span text:style-name="KeywordTok">unlist</text:span><text:span text:style-name="NormalTok">(</text:span><text:span text:style-name="KeywordTok">strsplit</text:span><text:span text:style-name="NormalTok">(line, </text:span><text:span text:style-name="StringTok">";"</text:span><text:span text:style-name="NormalTok">))[</text:span><text:span text:style-name="DecValTok">1</text:span><text:span text:style-name="NormalTok">]</text:span><text:line-break/><text:span text:style-name="NormalTok">}</text:span></text:p>
      <text:p text:style-name="P2"/>
      <text:p text:style-name="P2">Question 6</text:p>
      <text:p text:style-name="P3">I used the stemDocument() function inside of the “tm” package in order to stem words with similar roots (this function can be seen inside of the processAllWords function where I also ensured I used dropAttach instead of includeAttach). I then ran the same classifier again however my accuracy significant dropped to .2570603 (while using stemming), so the choice to use stemming was not advisab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NormalTok" style:family="text" style:parent-style-name="Verbatim_20_Char"/>
    <style:style style:name="StringTok" style:family="text" style:parent-style-name="Verbatim_20_Char">
      <style:text-properties fo:color="#4070a0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DecValTok" style:family="text" style:parent-style-name="Verbatim_20_Char">
      <style:text-properties fo:color="#40a07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18:16:26.300908468</meta:creation-date>
    <dc:date>2016-02-12T18:28:06.195917302</dc:date>
    <meta:editing-duration>PT10M5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13" meta:word-count="431" meta:character-count="2789" meta:non-whitespace-character-count="2240"/>
  </office:meta>
</office:document-meta>
</file>